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Changelog.A" style:family="table-column">
      <style:table-column-properties style:column-width="4.893cm" style:rel-column-width="16876*"/>
    </style:style>
    <style:style style:name="Changelog.B" style:family="table-column">
      <style:table-column-properties style:column-width="2.302cm" style:rel-column-width="7939*"/>
    </style:style>
    <style:style style:name="Changelog.C" style:family="table-column">
      <style:table-column-properties style:column-width="11.806cm" style:rel-column-width="40720*"/>
    </style:style>
    <style:style style:name="Changelog.1" style:family="table-row">
      <style:table-row-properties fo:background-color="transparent" fo:keep-together="auto">
        <style:background-image/>
      </style:table-row-properties>
    </style:style>
    <style:style style:name="Changelog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Changelog.C1" style:family="table-cell">
      <style:table-cell-properties fo:background-color="transparent" fo:padding="0.049cm" fo:border="0.05pt solid #cccccc" style:writing-mode="page">
        <style:background-image/>
      </style:table-cell-properties>
    </style:style>
    <style:style style:name="Changelog.A2" style:family="table-cell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#eeeeee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1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1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2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2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2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3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3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3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4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4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4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5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59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59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0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1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1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2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3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3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4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5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5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6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A67" style:family="table-cell">
      <style:table-cell-properties fo:background-color="transparent" fo:padding="0.049cm" fo:border-left="0.05pt solid #cccccc" fo:border-right="none" fo:border-top="none" fo:border-bottom="0.05pt solid #cccccc" style:writing-mode="page">
        <style:background-image/>
      </style:table-cell-properties>
    </style:style>
    <style:style style:name="Changelog.C67" style:family="table-cell">
      <style:table-cell-properties fo:background-color="transparent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Changelog.C68" style:family="table-cell">
      <style:table-cell-properties fo:background-color="#eeeeee" fo:padding="0.049cm" fo:border-left="0.05pt solid #cccccc" fo:border-right="0.05pt solid #cccccc" fo:border-top="none" fo:border-bottom="0.05pt solid #cccccc" style:writing-mode="page">
        <style:background-image/>
      </style:table-cell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Table_20_Heading">User</text:p>
          </table:table-cell>
          <table:table-cell table:style-name="Changelog.A1" office:value-type="string">
            <text:p text:style-name="Table_20_Heading">Date</text:p>
          </table:table-cell>
          <table:table-cell table:style-name="Changelog.C1" office:value-type="string">
            <text:p text:style-name="Table_20_Heading">Descrip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14">
            <text:p text:style-name="P3">14/10/2018</text:p>
          </table:table-cell>
          <table:table-cell table:style-name="Changelog.C66" office:value-type="string">
            <text:p text:style-name="P3">Created this document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0-18">
            <text:p text:style-name="P3">18/10/2018</text:p>
          </table:table-cell>
          <table:table-cell table:style-name="Changelog.C67" office:value-type="string">
            <text:p text:style-name="P3">Added the characters lis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1">
            <text:p text:style-name="P3">21/10/2018</text:p>
          </table:table-cell>
          <table:table-cell table:style-name="Changelog.C66" office:value-type="string">
            <text:p text:style-name="P3">Added image to characters</text:p>
          </table:table-cell>
        </table:table-row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0-22">
            <text:p text:style-name="P3">22/10/2018</text:p>
          </table:table-cell>
          <table:table-cell table:style-name="Changelog.C67" office:value-type="string">
            <text:p text:style-name="P3">Wrote the overview story</text:p>
          </table:table-cell>
        </table:table-row>
        <table:table-row table:style-name="Changelog.6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0-23">
            <text:p text:style-name="P3">23/10/2018</text:p>
          </table:table-cell>
          <table:table-cell table:style-name="Changelog.C66" office:value-type="string">
            <text:p text:style-name="P3">Added deadlin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0-24">
            <text:p text:style-name="P3">24/10/2018</text:p>
          </table:table-cell>
          <table:table-cell table:style-name="Changelog.C67" office:value-type="string">
            <text:p text:style-name="P3">Wrote the game story</text:p>
          </table:table-cell>
        </table:table-row>
        <table:table-row table:style-name="Changelog.8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0-25">
            <text:p text:style-name="P3">25/10/2018</text:p>
          </table:table-cell>
          <table:table-cell table:style-name="Changelog.C66" office:value-type="string">
            <text:p text:style-name="P3">Wrote the characters biograph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0-25">
            <text:p text:style-name="P3">25/10/2018</text:p>
          </table:table-cell>
          <table:table-cell table:style-name="Changelog.C67" office:value-type="string">
            <text:p text:style-name="P3">Story revision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03">
            <text:p text:style-name="P3">03/11/2018</text:p>
          </table:table-cell>
          <table:table-cell table:style-name="Changelog.C66" office:value-type="string">
            <text:p text:style-name="P3">Summary of ac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4">
            <text:p text:style-name="P3">04/11/2018</text:p>
          </table:table-cell>
          <table:table-cell table:style-name="Changelog.C67" office:value-type="string">
            <text:p text:style-name="P3">High concepts, Settings, Synopsis and topics</text:p>
          </table:table-cell>
        </table:table-row>
        <table:table-row table:style-name="Changelog.1">
          <table:table-cell table:style-name="Changelog.A2" office:value-type="string">
            <text:p text:style-name="P3">Dettori, Iervolino, Maione</text:p>
          </table:table-cell>
          <table:table-cell table:style-name="Changelog.B2" office:value-type="date" office:date-value="2018-11-05">
            <text:p text:style-name="P3">05/11/2018</text:p>
          </table:table-cell>
          <table:table-cell table:style-name="Changelog.C66" office:value-type="string">
            <text:p text:style-name="P3">Designed and Added world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06">
            <text:p text:style-name="P3">06/11/2018</text:p>
          </table:table-cell>
          <table:table-cell table:style-name="Changelog.C67" office:value-type="string">
            <text:p text:style-name="P3">Updated diagrams and map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6" office:value-type="string">
            <text:p text:style-name="P3">Updated characters layout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7">
            <text:p text:style-name="P3">07/11/2018</text:p>
          </table:table-cell>
          <table:table-cell table:style-name="Changelog.C67" office:value-type="string">
            <text:p text:style-name="P3">Description and backstory of the characters, goals outline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07">
            <text:p text:style-name="P3">07/11/2018</text:p>
          </table:table-cell>
          <table:table-cell table:style-name="Changelog.C66" office:value-type="string">
            <text:p text:style-name="P3">World diagrams, added Ben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08">
            <text:p text:style-name="P3">08/11/2018</text:p>
          </table:table-cell>
          <table:table-cell table:style-name="Changelog.C67" office:value-type="string">
            <text:p text:style-name="P3">Valida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08">
            <text:p text:style-name="P3">08/11/2018</text:p>
          </table:table-cell>
          <table:table-cell table:style-name="Changelog.C66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09">
            <text:p text:style-name="P3">09/11/2018</text:p>
          </table:table-cell>
          <table:table-cell table:style-name="Changelog.C67" office:value-type="string">
            <text:p text:style-name="P3">Howl photo and correc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09">
            <text:p text:style-name="P3">09/11/2018</text:p>
          </table:table-cell>
          <table:table-cell table:style-name="Changelog.C66" office:value-type="string">
            <text:p text:style-name="P3">Photos of orphan child and corrections of script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6">
            <text:p text:style-name="P3">16/11/2018</text:p>
          </table:table-cell>
          <table:table-cell table:style-name="Changelog.C67" office:value-type="string">
            <text:p text:style-name="P3">Added image for setting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6" office:value-type="string">
            <text:p text:style-name="P3">Replaced all the embedded images with the referenced on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Modified story flowchart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7">
            <text:p text:style-name="P3">17/11/2018</text:p>
          </table:table-cell>
          <table:table-cell table:style-name="Changelog.C66" office:value-type="string">
            <text:p text:style-name="P3">Added Main story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17">
            <text:p text:style-name="P3">17/11/2018</text:p>
          </table:table-cell>
          <table:table-cell table:style-name="Changelog.C67" office:value-type="string">
            <text:p text:style-name="P3">Created Master document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6" office:value-type="string">
            <text:p text:style-name="P3">Trope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Goal outline, added images of setting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19">
            <text:p text:style-name="P3">19/11/2018</text:p>
          </table:table-cell>
          <table:table-cell table:style-name="Changelog.C66" office:value-type="string">
            <text:p text:style-name="P3">Revision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19">
            <text:p text:style-name="P3">19/11/2018</text:p>
          </table:table-cell>
          <table:table-cell table:style-name="Changelog.C67" office:value-type="string">
            <text:p text:style-name="P3">Correction to the scripts suggested by prof. Mariani</text:p>
          </table:table-cell>
        </table:table-row>
        <table:table-row table:style-name="Changelog.1">
          <table:table-cell table:style-name="Changelog.A2" office:value-type="string">
            <text:p text:style-name="P3">Dettori, Iervolino</text:p>
          </table:table-cell>
          <table:table-cell table:style-name="Changelog.B2" office:value-type="date" office:date-value="2018-11-21">
            <text:p text:style-name="P3">21/11/2018</text:p>
          </table:table-cell>
          <table:table-cell table:style-name="Changelog.C66" office:value-type="string">
            <text:p text:style-name="P3">Work on the Goal outlines, story flowchart and think about what happens in the level.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2">
            <text:p text:style-name="P3">22/11/2018</text:p>
          </table:table-cell>
          <table:table-cell table:style-name="Changelog.C67" office:value-type="string">
            <text:p text:style-name="P3">Added Sophie’s circumplex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1-22">
            <text:p text:style-name="P3">22/11/2018</text:p>
          </table:table-cell>
          <table:table-cell table:style-name="Changelog.C66" office:value-type="string">
            <text:p text:style-name="P3">Added reference images of enemies and his sketches 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1-25">
            <text:p text:style-name="P3">25/11/2018</text:p>
          </table:table-cell>
          <table:table-cell table:style-name="Changelog.C67" office:value-type="string">
            <text:p text:style-name="P3">Added copyrights to the image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66" office:value-type="string">
            <text:p text:style-name="P3">Wrote the whole script of level 6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67" office:value-type="string">
            <text:p text:style-name="P3">Drew the tavern, the sewer monster, and the throne room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1-27">
            <text:p text:style-name="P3">27/11/2018</text:p>
          </table:table-cell>
          <table:table-cell table:style-name="Changelog.C66" office:value-type="string">
            <text:p text:style-name="P3">General formatting</text:p>
          </table:table-cell>
        </table:table-row>
        <text:soft-page-break/>
        <table:table-row table:style-name="Changelog.1">
          <table:table-cell table:style-name="Changelog.A67" office:value-type="string">
            <text:p text:style-name="P3">Dettori, Iervolino, Maione</text:p>
          </table:table-cell>
          <table:table-cell table:style-name="Changelog.B3" office:value-type="date" office:date-value="2018-11-27">
            <text:p text:style-name="P3">27/11/2018</text:p>
          </table:table-cell>
          <table:table-cell table:style-name="Changelog.C67" office:value-type="string">
            <text:p text:style-name="P3">Revision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06">
            <text:p text:style-name="P3">06/12/2018</text:p>
          </table:table-cell>
          <table:table-cell table:style-name="Changelog.C66" office:value-type="string">
            <text:p text:style-name="P3">Completed the map of the city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07">
            <text:p text:style-name="P3">07/12/2018</text:p>
          </table:table-cell>
          <table:table-cell table:style-name="Changelog.C67" office:value-type="string">
            <text:p text:style-name="P3">Complete the map of the areas of the city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09">
            <text:p text:style-name="P3">09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, Iervolino</text:p>
          </table:table-cell>
          <table:table-cell table:style-name="Changelog.B3" office:value-type="date" office:date-value="2018-12-10">
            <text:p text:style-name="P3">10/12/2018</text:p>
          </table:table-cell>
          <table:table-cell table:style-name="Changelog.C67" office:value-type="string">
            <text:p text:style-name="P3">Corrections and extension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6" office:value-type="string">
            <text:p text:style-name="P3">General formatting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1">
            <text:p text:style-name="P3">11/12/2018</text:p>
          </table:table-cell>
          <table:table-cell table:style-name="Changelog.C67" office:value-type="string">
            <text:p text:style-name="P3">Added hand-drawn maps (the whole city, tavern, prison, barrack) and descriptions</text:p>
          </table:table-cell>
        </table:table-row>
        <table:table-row table:style-name="Changelog.1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2-11">
            <text:p text:style-name="P3">11/12/2018</text:p>
          </table:table-cell>
          <table:table-cell table:style-name="Changelog.C66" office:value-type="string">
            <text:p text:style-name="P3">Added hand-drawn maps (sewers tower castle) and descriptions, some revisions to scripts</text:p>
          </table:table-cell>
        </table:table-row>
        <table:table-row table:style-name="Changelog.1">
          <table:table-cell table:style-name="Changelog.A67" office:value-type="string">
            <text:p text:style-name="P3">Iervolino</text:p>
          </table:table-cell>
          <table:table-cell table:style-name="Changelog.B3" office:value-type="date" office:date-value="2018-12-13">
            <text:p text:style-name="P3">13/12/2018</text:p>
          </table:table-cell>
          <table:table-cell table:style-name="Changelog.C67" office:value-type="string">
            <text:p text:style-name="P3">Reworking of all contents after the milestone 2 correction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4">
            <text:p text:style-name="P3">14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15">
            <text:p text:style-name="P3">15/12/2018</text:p>
          </table:table-cell>
          <table:table-cell table:style-name="Changelog.C67" office:value-type="string">
            <text:p text:style-name="P3">Added: descriptions of the remaining maps, descriptions of common rewards and common rewards’ images</text:p>
          </table:table-cell>
        </table:table-row>
        <table:table-row table:style-name="Changelog.1">
          <table:table-cell table:style-name="Changelog.A2" office:value-type="string">
            <text:p text:style-name="P3">Maione</text:p>
          </table:table-cell>
          <table:table-cell table:style-name="Changelog.B2" office:value-type="date" office:date-value="2018-12-16">
            <text:p text:style-name="P3">16/12/2018</text:p>
          </table:table-cell>
          <table:table-cell table:style-name="Changelog.C66" office:value-type="string">
            <text:p text:style-name="P3">Digitization of maps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17">
            <text:p text:style-name="P3">17/12/2018</text:p>
          </table:table-cell>
          <table:table-cell table:style-name="Changelog.C67" office:value-type="string">
            <text:p text:style-name="P3">Added concept chapter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2">
            <text:p text:style-name="P3">22/12/2018</text:p>
          </table:table-cell>
          <table:table-cell table:style-name="Changelog.C66" office:value-type="string">
            <text:p text:style-name="P3">Added the whole design of Alchemist’s guild and the whole design of the Alchemist’s puzzle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8-12-26">
            <text:p text:style-name="P3">26/12/2018</text:p>
          </table:table-cell>
          <table:table-cell table:style-name="Changelog.C67" office:value-type="string">
            <text:p text:style-name="P3">Added description of the stealth mission in the barracks, the map of the prisons with possible paths and correction of the NO dial of the city 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27">
            <text:p text:style-name="P3">27/12/2018</text:p>
          </table:table-cell>
          <table:table-cell table:style-name="Changelog.C66" office:value-type="string">
            <text:p text:style-name="P3">Added the mechanics of rewards for exploration</text:p>
          </table:table-cell>
        </table:table-row>
        <table:table-row table:style-name="Changelog.1">
          <table:table-cell table:style-name="Changelog.A67" office:value-type="string">
            <text:p text:style-name="P3">Maione</text:p>
          </table:table-cell>
          <table:table-cell table:style-name="Changelog.B3" office:value-type="date" office:date-value="2018-12-28">
            <text:p text:style-name="P3">28/12/2018</text:p>
          </table:table-cell>
          <table:table-cell table:style-name="Changelog.C67" office:value-type="string">
            <text:p text:style-name="P3">Puzzle ampoules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8-12-30">
            <text:p text:style-name="P3">30/12/2018</text:p>
          </table:table-cell>
          <table:table-cell table:style-name="Changelog.C66" office:value-type="string">
            <text:p text:style-name="P3">Added the FSM for Cal’s soldiers groups and the exploration rewards distribution system in the city</text:p>
          </table:table-cell>
        </table:table-row>
        <table:table-row table:style-name="Changelog.1">
          <table:table-cell table:style-name="Changelog.A67" office:value-type="string">
            <text:p text:style-name="P3">Dettori</text:p>
          </table:table-cell>
          <table:table-cell table:style-name="Changelog.B3" office:value-type="date" office:date-value="2019-01-01">
            <text:p text:style-name="P3">01/01/2019</text:p>
          </table:table-cell>
          <table:table-cell table:style-name="Changelog.C67" office:value-type="string">
            <text:p text:style-name="P3">Modified the city map and added possible paths of the player within it</text:p>
          </table:table-cell>
        </table:table-row>
        <table:table-row table:style-name="Changelog.1">
          <table:table-cell table:style-name="Changelog.A2" office:value-type="string">
            <text:p text:style-name="P3">Dettori</text:p>
          </table:table-cell>
          <table:table-cell table:style-name="Changelog.B2" office:value-type="date" office:date-value="2019-01-04">
            <text:p text:style-name="P3">04/01/2019</text:p>
          </table:table-cell>
          <table:table-cell table:style-name="Changelog.C66" office:value-type="string">
            <text:p text:style-name="P3">Added FSM for NPC friendly and FSM for Ben. Also added lighting elements in the map descriptions.</text:p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6" office:value-type="string">
            <text:p text:style-name="P3"/>
          </table:table-cell>
        </table:table-row>
        <table:table-row table:style-name="Changelog.1">
          <table:table-cell table:style-name="Changelog.A67" office:value-type="string">
            <text:p text:style-name="P3"/>
          </table:table-cell>
          <table:table-cell table:style-name="Changelog.B3">
            <text:p text:style-name="P3"/>
          </table:table-cell>
          <table:table-cell table:style-name="Changelog.C67" office:value-type="string">
            <text:p text:style-name="P3"/>
          </table:table-cell>
        </table:table-row>
        <table:table-row table:style-name="Changelog.1">
          <table:table-cell table:style-name="Changelog.A2" office:value-type="string">
            <text:p text:style-name="P3"/>
          </table:table-cell>
          <table:table-cell table:style-name="Changelog.B2">
            <text:p text:style-name="P3"/>
          </table:table-cell>
          <table:table-cell table:style-name="Changelog.C68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Ink Free" svg:font-family="'Ink Free'" style:font-adornments="Normale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oxActivity" style:family="paragraph" style:parent-style-name="Activity" style:master-page-name="">
      <loext:graphic-properties draw:fill="none" draw:fill-color="#729fcf"/>
      <style:paragraph-properties fo:text-align="justify" style:justify-single-word="false" style:page-number="auto" fo:background-color="transparent" fo:padding="0.3cm" fo:border="none"/>
      <style:text-properties fo:color="#f79e10"/>
    </style:style>
    <style:style style:name="Clown" style:family="paragraph" style:parent-style-name="Standard">
      <style:text-properties fo:color="#ad29ad" style:font-name="Ink Free" fo:font-family="'Ink Free'" style:font-style-name="Normale" style:font-family-generic="script" style:font-pitch="variable" fo:font-size="13pt" fo:language="en" fo:country="US"/>
    </style:style>
    <style:style style:name="FisherMan" style:family="paragraph" style:parent-style-name="Header">
      <style:text-properties fo:color="#acb20c" style:font-name="Ink Free" fo:font-family="'Ink Free'" style:font-style-name="Normale" style:font-family-generic="script" style:font-pitch="variable" fo:font-size="13pt"/>
    </style:style>
    <style:style style:name="BlackSmith" style:family="paragraph" style:parent-style-name="Standard">
      <style:text-properties style:font-name="Ink Free" fo:font-family="'Ink Free'" style:font-style-name="Normale" style:font-family-generic="script" style:font-pitch="variable" fo:font-size="13pt"/>
    </style:style>
    <style:style style:name="Alchemist" style:family="paragraph" style:parent-style-name="Standard">
      <style:text-properties fo:color="#0029ec" style:font-name="Ink Free" fo:font-family="'Ink Free'" style:font-style-name="Normale" style:font-family-generic="script" style:font-pitch="variable" fo:font-size="13pt" fo:language="en" fo:country="US"/>
    </style:style>
    <style:style style:name="Zip" style:family="paragraph" style:parent-style-name="Standard">
      <style:text-properties fo:color="#706e0c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Ektor" style:family="paragraph" style:parent-style-name="Standard">
      <style:text-properties fo:color="#5b277d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MarionTheSmart" style:family="paragraph" style:parent-style-name="Standard">
      <loext:graphic-properties draw:fill="none" draw:fill-color="#729fcf"/>
      <style:paragraph-properties fo:background-color="transparent">
        <style:tab-stops/>
      </style:paragraph-properties>
      <style:text-properties fo:color="#127622" style:font-name="Ink Free" fo:font-family="'Ink Free'" style:font-style-name="Normale" style:font-family-generic="script" style:font-pitch="variable" fo:font-size="13pt" fo:language="en" fo:country="US" fo:background-color="transparent"/>
    </style:style>
    <style:style style:name="Xaion" style:family="paragraph" style:parent-style-name="Sophie">
      <style:text-properties fo:color="#573500"/>
    </style:style>
    <style:style style:name="Ben" style:family="paragraph" style:parent-style-name="Standard">
      <style:text-properties fo:color="#445245" style:font-name="Ink Free" fo:font-family="'Ink Free'" style:font-style-name="Normale" style:font-family-generic="script" style:font-pitch="variable" fo:font-size="13pt" fo:language="en" fo:country="US"/>
    </style:style>
    <style:style style:name="WoW" style:family="paragraph" style:parent-style-name="Standard">
      <style:text-properties fo:color="#342e39" style:font-name="Ink Free" fo:font-family="'Ink Free'" style:font-style-name="Normale" style:font-family-generic="script" style:font-pitch="variable" fo:font-size="13pt" fo:language="en" fo:country="US"/>
    </style:style>
    <style:style style:name="Markl" style:family="paragraph" style:parent-style-name="Standard">
      <style:text-properties fo:color="#909468" style:font-name="Ink Free" fo:font-family="'Ink Free'" style:font-style-name="Normale" style:font-family-generic="script" style:font-pitch="variable" fo:font-size="13pt" fo:language="en" fo:country="US"/>
    </style:style>
    <style:style style:name="Calcifer" style:family="paragraph" style:parent-style-name="Standard">
      <style:text-properties fo:color="#e3482d" style:font-name="Ink Free" fo:font-family="'Ink Free'" style:font-style-name="Normale" style:font-family-generic="script" style:font-pitch="variable" fo:font-size="13pt" fo:language="en" fo:country="US"/>
    </style:style>
    <style:style style:name="Heen" style:family="paragraph" style:parent-style-name="Standard">
      <style:text-properties fo:color="#966149" style:font-name="Ink Free" fo:font-family="'Ink Free'" style:font-style-name="Normale" style:font-family-generic="script" style:font-pitch="variable" fo:font-size="13pt" fo:language="en" fo:country="US"/>
    </style:style>
    <style:style style:name="Sophie" style:family="paragraph" style:parent-style-name="Standard">
      <style:text-properties fo:color="#285579" style:font-name="Ink Free" fo:font-family="'Ink Free'" style:font-style-name="Normale" style:font-family-generic="script" style:font-pitch="variable" fo:font-size="13pt" fo:language="en" fo:country="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2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9-01-04T19:08:12.554000000</dc:date>
    <meta:editing-duration>PT1H8M26S</meta:editing-duration>
    <meta:editing-cycles>51</meta:editing-cycles>
    <meta:generator>LibreOffice/6.1.2.1$Windows_X86_64 LibreOffice_project/65905a128db06ba48db947242809d14d3f9a93fe</meta:generator>
    <dc:creator>Michele Maione</dc:creator>
    <meta:document-statistic meta:table-count="2" meta:image-count="0" meta:object-count="0" meta:page-count="2" meta:paragraph-count="171" meta:word-count="471" meta:character-count="3247" meta:non-whitespace-character-count="2946"/>
    <meta:template xlink:type="simple" xlink:actuate="onRequest" xlink:title="" xlink:href="../MasterGameDesignDocument.odm" meta:date="2018-12-28T17:30:08.550000000"/>
  </office:meta>
</office:document-meta>
</file>